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3" style:family="paragraph" style:parent-style-name="Standard">
      <style:text-properties fo:color="#008000" style:font-name="Courier New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 style:text-autospace="none"/>
      <style:text-properties fo:color="#800000" style:font-name="Times New Roman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Arial1" style:font-size-asian="12pt" style:font-name-complex="Arial1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ielregeln</text:p>
      <text:p text:style-name="P2"/>
      <text:p text:style-name="P1">ZIEL DES SPIELS</text:p>
      <text:p text:style-name="P2">Als einziger Spieler dem Bankrott zu entgehen und MONOPOLY als reichster Spieler</text:p>
      <text:p text:style-name="P2">zu beenden.</text:p>
      <text:p text:style-name="P2"/>
      <text:p text:style-name="P1">VORBEREITUNG DES SPIELS</text:p>
      <text:p text:style-name="P2">Der Bankhalter teilt an Jeden Spieler € 1,500 Spielgeld aus.</text:p>
      <text:p text:style-name="P2"/>
      <text:p text:style-name="P1">DER SPIELABLAUF</text:p>
      <text:p text:style-name="P1">Pasch</text:p>
      <text:p text:style-name="P2">Bei einem Pasch (beide Würfel gleich) führt der Spieler seinen Zug in gewohnter Weise aus.</text:p>
      <text:p text:style-name="P2">Danach muß er noch einmal würfeln. Ist dies wiederum ein Pasch, muß er ein drittes Mal würfeln.</text:p>
      <text:p text:style-name="P2">Wirft der Spieler dreimal hintereinander einen Pasch, so darf er den dritten Zug nicht mehr</text:p>
      <text:p text:style-name="P2">ausführen, sondern muß sich mit seiner Spielfigur direkt ins Gefängnis begeben.</text:p>
      <text:p text:style-name="P2"/>
      <text:p text:style-name="P1">Über "LOS" gehen</text:p>
      <text:p text:style-name="P2">Jedesmal, wenn ein Spieler in Pfeilrichtung mit seiner Figur das Feld "LOS" erreicht oder passiert,</text:p>
      <text:p text:style-name="P2">zahlt ihm der Bankhalter ein Gehalt von <text:span text:style-name="T1">€ </text:span>200. </text:p>
      <text:p text:style-name="P2"/>
      <text:p text:style-name="P1">Grundstücke kaufen</text:p>
      <text:p text:style-name="P2">Landet ein Spieler mit seiner Spielfigur auf einem unverkauften Grundstück , so hat er die Chance, das Grundstück zu kaufen. </text:p>
      <text:p text:style-name="P2"/>
      <text:p text:style-name="P1">Grundstücke besitzen</text:p>
      <text:p text:style-name="P2">Der Besitzer kann auf Grundstücken Gebaude errichten,</text:p>
      <text:p text:style-name="P2">wenn er alle Grundstücke (Straßen) dieser Farbgruppe besitzt (gleichmäßiges Bauen beachten).</text:p>
      <text:p text:style-name="P2"/>
      <text:p text:style-name="P1">Landen auf einem Grundstück mit Besitzer</text:p>
      <text:p text:style-name="P2">Erreicht ein Spieler mit seiner Spielfigur ein Grundstücksfeld, das bereits verkauft ist, muß er an</text:p>
      <text:p text:style-name="P2">den Eigentümer Miete für das Anhalten hier bezahlen. Die Miete bei Straßen verdoppelt sich, wenn ein Spieler alle Straßen einer</text:p>
      <text:p text:style-name="P2">Farbe besitzt (ohne Häuser ist gemeint). Dies gilt auch, wenn andere Straßen dieser Farbgruppe mit Hypotheken belastet</text:p>
      <text:p text:style-name="P2">sind. </text:p>
      <text:p text:style-name="P2"/>
      <text:p text:style-name="P1">Landen auf Wasser- oder Elektrizitätswerk</text:p>
      <text:p text:style-name="P2">Die Höhe der Miete richtet sich nach den gewürfelten Augen (des Zuges, mit dem die Spielfigurauf das Werk gezogen wurde). Besitzt der Eigentümer nur eines der Werke, ist die Miete 4 mal so hoch</text:p>
      <text:p text:style-name="P2">wie die Augen auf beiden Würfeln. Besitzt der Eigentümer beide Werke, so ist die Miete 10 mal</text:p>
      <text:p text:style-name="P2">so hoch. </text:p>
      <text:p text:style-name="P2"/>
      <text:p text:style-name="P1">Landen auf Bahnhöfen</text:p>
      <text:p text:style-name="P2">Die Höhe der Miete hängt davon ab, wieviele Bahnhöfe der</text:p>
      <text:p text:style-name="P2">Eigentümer besitzt. (1=25, 2=50, 3=75, 4=100)</text:p>
      <text:p text:style-name="P2"/>
      <text:p text:style-name="P1">Landen auf einem Steuerfeld</text:p>
      <text:p text:style-name="P2">Der Betrag muß sofort bar an die Bank gezahlt werden (wird auf das Frei-Parken Feld gelegt).</text:p>
      <text:p text:style-name="P2"/>
      <text:p text:style-name="P1">Frei parken</text:p>
      <text:p text:style-name="P2">"Frei Parken" ist ein Ausruhfeld. Hier passiert gar nichts. (Sie erhalten das abgelegte Geld)</text:p>
      <text:p text:style-name="P2"/>
      <text:p text:style-name="P1"><text:soft-page-break/>Das Gefängnis</text:p>
      <text:p text:style-name="P2">Man landet im Gefängnis, wenn man</text:p>
      <text:p text:style-name="P2"><text:span text:style-name="T1">€ </text:span>auf das Feld "Gehe in das Gefängnis" kommt, oder</text:p>
      <text:p text:style-name="P2"><text:span text:style-name="T1">€ </text:span>eine Ereignis- oder Gemeinschaftskarte "Gehe in das Gefängnis" zieht, oder</text:p>
      <text:p text:style-name="P2"><text:span text:style-name="T1">€ </text:span>dreimal hintereinander einen Pasch wirft.</text:p>
      <text:p text:style-name="P2">Wenn der Spieler auf dem direkten Weg ins Gefängnis über "LOS" kommt, erhält er kein Gehalt.</text:p>
      <text:p text:style-name="P2">Sein Zug ist damit beendet und auch ein Pasch erlaubt kein nochmaliges Würfeln.</text:p>
      <text:p text:style-name="P2">Man kommt aus dem Gefängnis frei, wenn man im nächsten oder übernächsten Zug</text:p>
      <text:p text:style-name="P2"><text:span text:style-name="T1">€ </text:span>eine Geldbuße von <text:span text:style-name="T1">€ </text:span>50 zahlt, im Laufe seines Zuges; oder</text:p>
      <text:p text:style-name="P2"><text:span text:style-name="T1">€ </text:span>einen Pasch würfelt. Man zieht um die erneut gewürfelte Augenzahl weiter. <text:s/>oder</text:p>
      <text:p text:style-name="P2"><text:span text:style-name="T1">€ </text:span>die Karte "Du kommst aus dem Gefängnis frei" benutzt; oder</text:p>
      <text:p text:style-name="P2"/>
      <text:p text:style-name="P2">Hat der Spieler mit dem dritten Wurf noch keinen Pasch, muß er <text:span text:style-name="T1">€ </text:span>50 Geldbuße zahlen und zieht</text:p>
      <text:p text:style-name="P2">dann um die danach gewürfelte Augenzahl weiter.</text:p>
      <text:p text:style-name="P2">Ein Spieler, der im Gefängnis sitzt, kann <text:span text:style-name="T3">keine</text:span> Miete kassieren und Grundstücke <text:span text:style-name="T4">erwerben und verkaufen.</text:span></text:p>
      <text:p text:style-name="P2">Kommt ein Spieler im normalen Verlauf auf das Gefängnisfeld, so ist er dort nur zu Besuch und hat</text:p>
      <text:p text:style-name="P2">keinerlei Nachteile. Im nächsten Zug kann er normal weiterspielen.</text:p>
      <text:p text:style-name="P2"/>
      <text:p text:style-name="P1">Häuser</text:p>
      <text:p text:style-name="P2">Ein Spieler kann nur dann Häuser an Straßen bauen, wenn er alle Straßen dieser Farbgruppe</text:p>
      <text:p text:style-name="P2">besitzt. Häuser können nur dann Gebaut werden, wenn sich die Eigene Figur auf einer Straße der Straßengruppe befindet, auf der man Bauen möchte. Häuser müssen gleichmäßig gebaut werden:</text:p>
      <text:p text:style-name="P2">Wenn ein Spieler ein Haus kauft, kann er es an irgendeiner Straße seiner Farbgruppe bauen. Kauft</text:p>
      <text:p text:style-name="P2">er ein zweites Haus, muß er es an einer noch unbebauten Straße dieser Gruppe bauen oder an</text:p>
      <text:p text:style-name="P2">einer Straße einer anderen Gruppe, die ihm gehört. <text:span text:style-name="T4">Genau wie der Abbau der Häuser gleichmäßig sein muß.</text:span></text:p>
      <text:p text:style-name="P4"/>
      <text:p text:style-name="P1">Mangel an Gebäuden</text:p>
      <text:p text:style-name="P2">Es gibt niemals einen Mangel.</text:p>
      <text:p text:style-name="P2"/>
      <text:p text:style-name="P2"><text:span text:style-name="T1">Verkauf von Besitzrechten</text:span></text:p>
      <text:p text:style-name="P2">Häuser und Hotels dürfen jederzeit, aber nur an die Bank, verkauft werden; die Bank zahlt 90% des Preises, der beim Kauf dafür gezahlt wurde. </text:p>
      <text:p text:style-name="P2"/>
      <text:p text:style-name="P1">Hypotheken</text:p>
      <text:p text:style-name="P2">Häuser und Hotels können nicht hypothekarisch belastet werden,</text:p>
      <text:p text:style-name="P6">Der Zinssatz beträgt 10% vom Hypothekenwert.</text:p>
      <text:p text:style-name="P2">Mit Hypotheken belastete Grundstücke bleiben im Besitz des Eigentümers (es können weiterhin Häuser gekauft und verkauft werden). </text:p>
      <text:p text:style-name="P2">Für ein belastetes Grundstuck kann keine Miete verlangt werden. Miete für andere Grundstücke der</text:p>
      <text:p text:style-name="P2">gleichen Farbgruppe kann dagegen verlangt werden.</text:p>
      <text:p text:style-name="P2"/>
      <text:p text:style-name="P1">Bankrott</text:p>
      <text:p text:style-name="P2">Wenn ein Spieler nicht genügend Geld aufbringt, um seine Steuern und Strafen zu zahlen, <text:s/>übernimmt die Bank sein Hab und Gut (er hat damit Verloren). Alle Grundstücke die in seinem Besitz waren, sind wieder kaufbar, Häuser werden entfernt und Hypotheken aufgehoben.</text:p>
      <text:p text:style-name="P2"/>
      <text:p text:style-name="P1">Ende des Spiels</text:p>
      <text:p text:style-name="P2">Das Spiel endet, wenn nur noch ein Spieler übrig ist. Er gewinnt das Spiel als</text:p>
      <text:p text:style-name="P2">reichster Spie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6S</meta:editing-duration>
    <meta:editing-cycles>35</meta:editing-cycles>
    <meta:generator>LibreOffice/3.5$Windows_x86 LibreOffice_project/165a79a-7059095-e13bb37-fef39a4-9503d18</meta:generator>
    <dc:date>2012-11-28T16:52:21.96</dc:date>
    <meta:document-statistic meta:table-count="0" meta:image-count="0" meta:object-count="0" meta:page-count="2" meta:paragraph-count="73" meta:word-count="756" meta:character-count="4740" meta:non-whitespace-character-count="4049"/>
    <meta:user-defined meta:name="Info 1"/>
    <meta:user-defined meta:name="Info 2"/>
    <meta:user-defined meta:name="Info 3"/>
    <meta:user-defined meta:name="Info 4"/>
  </office:meta>
</office:document-meta>
</file>